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6f18"/>
    </style:style>
    <style:style style:name="T2" style:family="text">
      <style:text-properties officeooo:rsid="00183001"/>
    </style:style>
    <style:style style:name="T3" style:family="text">
      <style:text-properties officeooo:rsid="001915e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66f18"/>
    </style:style>
    <style:style style:name="T6" style:family="text">
      <style:text-properties style:text-position="super 58%" officeooo:rsid="00183001"/>
    </style:style>
    <style:style style:name="T7" style:family="text">
      <style:text-properties style:text-position="super 58%" officeooo:rsid="001915ed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166f18"/>
    </style:style>
    <style:style style:name="T10" style:family="text">
      <style:text-properties style:text-position="sub 58%" officeooo:rsid="00183001"/>
    </style:style>
    <style:style style:name="T11" style:family="text">
      <style:text-properties style:text-position="sub 58%" officeooo:rsid="001915ed"/>
    </style:style>
    <style:style style:name="T12" style:family="text">
      <style:text-properties style:text-position="sub 58%" fo:font-size="14pt"/>
    </style:style>
    <style:style style:name="T13" style:family="text">
      <style:text-properties style:text-position="sub 58%" fo:font-size="14pt" officeooo:rsid="00166f18"/>
    </style:style>
    <style:style style:name="T14" style:family="text">
      <style:text-properties style:text-position="sub 58%" fo:font-size="14pt" officeooo:rsid="00183001"/>
    </style:style>
    <style:style style:name="T15" style:family="text">
      <style:text-properties style:text-position="sub 58%" fo:font-size="14pt" officeooo:rsid="001915ed"/>
    </style:style>
    <style:style style:name="T16" style:family="text">
      <style:text-properties style:text-position="sub 58%" fo:font-size="16pt"/>
    </style:style>
    <style:style style:name="T17" style:family="text">
      <style:text-properties style:text-position="sub 58%" fo:font-size="16pt" officeooo:rsid="00166f18"/>
    </style:style>
    <style:style style:name="T18" style:family="text">
      <style:text-properties style:text-position="sub 58%" fo:font-size="16pt" officeooo:rsid="00183001"/>
    </style:style>
    <style:style style:name="T19" style:family="text">
      <style:text-properties style:text-position="sub 58%" fo:font-size="16pt" officeooo:rsid="001915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List_20_Contents">Documentation for snort work shop. </text:p>
      <text:p text:style-name="List_20_Contents"/>
      <text:p text:style-name="List_20_Contents">1. Fallow the direction listed in work shop to install and setup snort.</text:p>
      <text:p text:style-name="List_20_Contents"/>
      <text:p text:style-name="List_20_Contents">2. After that make sure all setting on V.Ms allow scanning and data transfer.</text:p>
      <text:p text:style-name="List_20_Contents"/>
      <text:p text:style-name="List_20_Contents"><text:span text:style-name="T17">3. After make the file for rules called </text:span><text:span text:style-name="Source_20_Text"><text:span text:style-name="T16">fullstack.rules </text:span></text:span><text:span text:style-name="Source_20_Text"><text:span text:style-name="T17">and an empty directory called logs.</text:span></text:span></text:p>
      <text:p text:style-name="List_20_Contents"><text:span text:style-name="Source_20_Text"/></text:p>
      <text:p text:style-name="List_20_Contents"><text:span text:style-name="Source_20_Text"><text:span text:style-name="T17">4. The files and directory will be used when running snort in the command <text:s/></text:span></text:span><text:span text:style-name="Source_20_Text"><text:span text:style-name="T16">snort -k none -l ./logs/ -c ./fullstack.rules -r ./captured.pcap</text:span></text:span></text:p>
      <text:p text:style-name="List_20_Contents"><text:span text:style-name="Source_20_Text"/></text:p>
      <text:p text:style-name="List_20_Contents"><text:span text:style-name="Source_20_Text">5. After setting up for snort use wire shark to capture the packets explained in the workshop under Capture Packets.</text:span></text:p>
      <text:p text:style-name="List_20_Contents"><text:span text:style-name="Source_20_Text"/></text:p>
      <text:p text:style-name="List_20_Contents"><text:span text:style-name="Source_20_Text"><text:span text:style-name="T17">6. After capturing the packets and running you packets through snort move on to to create the three rules from the next part of the </text:span></text:span><text:span text:style-name="Source_20_Text"><text:span text:style-name="T18">workshop.</text:span></text:span></text:p>
      <text:p text:style-name="List_20_Contents"><text:span text:style-name="Source_20_Text"/></text:p>
      <text:p text:style-name="List_20_Contents"><text:span text:style-name="Source_20_Text">7. Fallowing the step in the directions you can create the rules in the fullstack.rules file by using nano. You can find example rules online. The rules I used are these.</text:span></text:p>
      <text:p text:style-name="List_20_Contents"><text:span text:style-name="Source_20_Text"/></text:p>
      <text:p text:style-name="List_20_Contents"><text:span text:style-name="Source_20_Text"><text:span text:style-name="T18">ale</text:span></text:span><text:span text:style-name="Source_20_Text"><text:span text:style-name="T16">rt ip any any -&gt; any 25 (msg:"PING Attempt";sid:10000005)</text:span></text:span></text:p>
      <text:p text:style-name="List_20_Contents"><text:span text:style-name="Source_20_Text"/></text:p>
      <text:p text:style-name="List_20_Contents"><text:span text:style-name="Source_20_Text">alert icmp any any -&gt; 192.168.1.108 <text:s/>any (msg: "NMAP ping sweep Scan"; dsize:0;sid:10000004; rev: 1;)</text:span></text:p>
      <text:p text:style-name="List_20_Contents"><text:span text:style-name="Source_20_Text"/></text:p>
      <text:p text:style-name="List_20_Contents"><text:span text:style-name="Source_20_Text">alert icmp any any -&gt; any any (msg: "NMAP ping sweep Scan"; dsize:0;sid:10000006; rev: 1;)</text:span></text:p>
      <text:p text:style-name="List_20_Contents"><text:span text:style-name="Source_20_Text"/></text:p>
      <text:p text:style-name="List_20_Contents"><text:span text:style-name="Source_20_Text">alert tcp any any -&gt; 192.168.1.108 8080 (msg:"Nmap XMAS Tree Scan"; sid:1000006;)</text:span></text:p>
      <text:p text:style-name="List_20_Contents"><text:span text:style-name="Source_20_Text"/></text:p>
      <text:p text:style-name="List_20_Contents"><text:span text:style-name="Source_20_Text">each one of these rules go alongside the the instruction and steps from the workshop. </text:span></text:p>
      <text:p text:style-name="List_20_Contents"><text:span text:style-name="Source_20_Text"/></text:p>
      <text:p text:style-name="List_20_Contents"><text:span text:style-name="Source_20_Text">7. after placing these rules step by step you will get a phew alerts when you run a ping or nmap from the metasploitable VM.</text:span></text:p>
      <text:p text:style-name="List_20_Contents"><text:span text:style-name="Source_20_Text"/></text:p>
      <text:p text:style-name="List_20_Contents"><text:span text:style-name="Source_20_Text">8. Finally after practicing and coming up with rules research and find ways to avoid the rules. I simply read online that a lot of basic rules can be avoided by using nmap -sV. This allowed me to scan undetected by snort.</text:span></text:p>
      <text:p text:style-name="List_20_Contents"><text:span text:style-name="Source_20_Text"/></text:p>
      <text:p text:style-name="List_20_Contents"><text:span text:style-name="Source_20_Text"><text:span text:style-name="T19">9. Use mv to move <text:s/></text:span></text:span><text:span text:style-name="Source_20_Text"><text:span text:style-name="T16">/etc/snort/rules/local.rules </text:span></text:span><text:span text:style-name="Source_20_Text"><text:span text:style-name="T19">into fullstack.rules.</text:span></text:span></text:p>
      <text:p text:style-name="List_20_Contents"><text:span text:style-name="Source_20_Text"/></text:p>
      <text:p text:style-name="List_20_Contents"><text:soft-page-break/><text:span text:style-name="Source_20_Text">10. use wore shark and another vm to run scan that will set of any of the rules you looked at. I used nmap -T4 F to get a ftp.rule. I got one aler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1:08:45.052817944</meta:creation-date>
    <dc:date>2021-10-09T12:39:49.349832531</dc:date>
    <meta:editing-duration>PT1H9M54S</meta:editing-duration>
    <meta:editing-cycles>1</meta:editing-cycles>
    <meta:document-statistic meta:table-count="0" meta:image-count="0" meta:object-count="0" meta:page-count="2" meta:paragraph-count="17" meta:word-count="322" meta:character-count="1821" meta:non-whitespace-character-count="1510"/>
    <meta:generator>LibreOffice/6.4.7.2$Linux_X86_64 LibreOffice_project/40$Build-2</meta:generator>
  </office:meta>
</office:document-meta>
</file>